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6.9472in"/>
    </style:style>
    <style:style style:name="co4" style:family="table-column">
      <style:table-column-properties fo:break-before="auto" style:column-width="4.2992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2.9744in" fo:break-before="auto" style:use-optimal-row-height="true"/>
    </style:style>
    <style:style style:name="ro13" style:family="table-row">
      <style:table-row-properties style:row-height="0.9535in" fo:break-before="auto" style:use-optimal-row-height="tru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2.3528in" fo:break-before="auto" style:use-optimal-row-height="true"/>
    </style:style>
    <style:style style:name="ro16" style:family="table-row">
      <style:table-row-properties style:row-height="1.2638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1.4299in" fo:break-before="auto" style:use-optimal-row-height="true"/>
    </style:style>
    <style:style style:name="ro19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bbe33d" style:text-align-source="fix" style:repeat-content="false" fo:wrap-option="wrap" style:vertical-align="bottom"/>
      <style:paragraph-properties fo:text-align="start" fo:margin-left="0in"/>
      <style:text-properties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bold" style:font-name-complex="Droid Sans Devanagari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in"/>
      <style:text-properties fo:color="#000000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8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pkg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decision</text:p>
          </table:table-cell>
          <table:table-cell table:style-name="ce18" office:value-type="string" calcext:value-type="string">
            <text:p>result local</text:p>
          </table:table-cell>
          <table:table-cell table:style-name="ce29" office:value-type="string" calcext:value-type="string">
            <text:p>jenkins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10" office:value-type="string" calcext:value-type="string">
            <text:p>python-pyasn1</text:p>
          </table:table-cell>
          <table:table-cell table:style-name="ce7" office:value-type="string" calcext:value-type="string">
            <text:p>No available modular metadata for modular package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10" office:value-type="string" calcext:value-type="string" table:number-columns-spanned="1" table:number-rows-spanned="3">
            <text:p>python-pycurl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 table:style-name="ce2"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42"/>
          <table:table-cell table:number-columns-repeated="1018"/>
        </table:table-row>
        <table:table-row table:style-name="ro4">
          <table:table-cell table:style-name="ce2"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4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-reportlab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>
            <text:p>+</text:p>
          </table:table-cell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<text:s/>python-requests-gssapi</text:p>
          </table:table-cell>
          <table:table-cell table:style-name="ce7" office:value-type="string" calcext:value-type="string">
            <text:p><text:s/>No available modular metadata for modular package 'python3-nose-1.3.7-30.module_el8.4.0+666+456f5f48.noarch', it cannot be installed on the system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38" office:value-type="string" calcext:value-type="string" table:number-columns-spanned="1" table:number-rows-spanned="2">
            <text:p>+</text:p>
          </table:table-cell>
          <table:table-cell table:style-name="ce42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6">
          <table:table-cell/>
          <table:covered-table-cell table:style-name="ce14"/>
          <table:table-cell table:style-name="ce7" office:value-type="string" calcext:value-type="string">
            <text:p> Грязная сборка</text:p>
            <text:p>sed: -e expression #1, char 26: Invalid range end</text:p>
            <text:p>error: line 45: Bad %setup option -S: unknown option</text:p>
            <text:p>gzip: /builddir/Report/Logs/strace_bb_crop.log: No such file or directory</text:p>
            <text:p>Грязная сборка окончилась неудачно</text:p>
            <text:p>Finish: chroot ['su -c "cd /builddir &amp;&amp; ./chroot.sh python-requests-gssapi-1.1.0-3.el8.src.rpm" mockbuild']</text:p>
            <text:p/>
          </table:table-cell>
          <table:table-cell table:style-name="ce7"/>
          <table:covered-table-cell table:style-name="ce40" office:value-type="string" calcext:value-type="string">
            <text:p>-</text:p>
          </table:covered-table-cell>
          <table:covered-table-cell table:style-name="ce4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Python-schedutils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python-systemd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-urllib3</text:p>
          </table:table-cell>
          <table:table-cell table:style-name="ce7" office:value-type="string" calcext:value-type="string">
            <text:p>No available modular metadata for modular package 'python3-nose-1.3.7-30.module_el8.4.0+666+456f5f48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-urwid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-yubico</text:p>
          </table:table-cell>
          <table:table-cell table:style-name="ce7" office:value-type="string" calcext:value-type="string">
            <text:p>No available modular metadata for modular package 'python3-nose-1.3.7-30.module_el8.4.0+666+456f5f48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>
            <text:p>+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string" calcext:value-type="string" table:number-columns-spanned="1" table:number-rows-spanned="2">
            <text:p>python2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 office:value-type="string" calcext:value-type="string">
            <text:p>https://gitlab.draszi.fintech.ru/code/sintezm_base/python2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4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2-pip</text:p>
          </table:table-cell>
          <table:table-cell table:style-name="ce7" office:value-type="string" calcext:value-type="string">
            <text:p>No available modular metadata for modular package 'python2-wheel-1:0.31.1-2.module_el8.4.0+642+1dc4fb01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>
            <text:p>+</text:p>
          </table:table-cell>
          <table:table-cell table:number-columns-repeated="1018"/>
        </table:table-row>
        <table:table-row table:style-name="ro7">
          <table:table-cell/>
          <table:table-cell table:style-name="ce10" office:value-type="string" calcext:value-type="string">
            <text:p>python2-setuptools</text:p>
          </table:table-cell>
          <table:table-cell table:style-name="ce7" office:value-type="string" calcext:value-type="string">
            <text:p>No available modular metadata for modular package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11" office:value-type="string" calcext:value-type="string">
            <text:p>[?OK?] python2-setuptools-39.0.1-10.el8</text:p>
            <text:p>В составе очищенных исходников остались бинарные файлы и/или запакованные исходники.</text:p>
            <text:p>Подробности в файлах elfInCleared.txt и hiddenSources.txt</text:p>
          </table:table-cell>
          <table:table-cell table:style-name="ce42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 table:number-columns-spanned="1" table:number-rows-spanned="3">
            <text:p>python3</text:p>
          </table:table-cell>
          <table:table-cell table:style-name="ce7" office:value-type="string" calcext:value-type="string">
            <text:p>sh: pip3.6: command not found</text:p>
            <text:p>error: Bad source: /builddir/build/SOURCES/Python-3.6.8-noexe.tar.xz: No such file or directory</text:p>
          </table:table-cell>
          <table:table-cell table:style-name="ce7" office:value-type="string" calcext:value-type="string">
            <text:p>ошибка с указанием пути resouce вместо resources – исправлена</text:p>
          </table:table-cell>
          <table:table-cell table:style-name="ce40" office:value-type="string" calcext:value-type="string">
            <text:p>-</text:p>
          </table:table-cell>
          <table:table-cell table:style-name="ce43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/usr/lib/rpm/find-debuginfo.sh: line 240: eu-strip: command not found</text:p>
          </table:table-cell>
          <table:table-cell table:style-name="ce7" office:value-type="string" calcext:value-type="string">
            <text:p>добавить <text:s/>imacheck-devel\ gdb\ elfutils/ в конфиг</text:p>
          </table:table-cell>
          <table:table-cell table:style-name="ce40"/>
          <table:table-cell table:style-name="ce43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не получилось применить патч</text:p>
          </table:table-cell>
          <table:table-cell table:style-name="ce7"/>
          <table:table-cell table:style-name="ce40"/>
          <table:table-cell table:style-name="ce43"/>
          <table:table-cell table:number-columns-repeated="1018"/>
        </table:table-row>
        <table:table-row table:style-name="ro3">
          <table:table-cell/>
          <table:table-cell table:style-name="ce14"/>
          <table:table-cell table:style-name="ce7" office:value-type="string" calcext:value-type="string">
            <text:p>в files2delete 4 тысяч строк</text:p>
          </table:table-cell>
          <table:table-cell table:style-name="ce7"/>
          <table:table-cell table:style-name="ce40"/>
          <table:table-cell table:style-name="ce43"/>
          <table:table-cell table:number-columns-repeated="1018"/>
        </table:table-row>
        <table:table-row table:style-name="ro8">
          <table:table-cell/>
          <table:table-cell table:style-name="ce19" office:value-type="string" calcext:value-type="string">
            <text:p>python3-fintech-unique-run</text:p>
          </table:table-cell>
          <table:table-cell table:style-name="ce7" office:value-type="string" calcext:value-type="string">
            <text:p>+ install -o root -g root -m 0755 -d /builddir/build/BUILDROOT/python3-fintech-unique-run-1.0-1.x86_64/usr/lib/python3.6/site-packages/fintech_unique_run install: cannot change owner and permissions of '/builddir/build/BUILDROOT/python3-fintech-unique-run-1.0-1.x86_64/usr/lib/python3.6/site-packages/fintech_unique_run': Operation not permitted </text:p>
            <text:p>нет в gitlab.draszi</text:p>
          </table:table-cell>
          <table:table-cell table:style-name="ce7" office:value-type="string" calcext:value-type="string">
            <text:p>drwx------. 2 mockbuild mock <text:s/>6 May <text:s/>2 15:46 fintech_unique_run</text:p>
          </table:table-cell>
          <table:table-cell table:style-name="ce40" office:value-type="string" calcext:value-type="string">
            <text:p>-</text:p>
          </table:table-cell>
          <table:table-cell table:style-name="ce43"/>
          <table:table-cell table:number-columns-repeated="1018"/>
        </table:table-row>
        <table:table-row table:style-name="ro9">
          <table:table-cell/>
          <table:table-cell table:style-name="ce19"/>
          <table:table-cell table:style-name="ce7" office:value-type="string" calcext:value-type="string">
            <text:p>в спеке не описана %package</text:p>
          </table:table-cell>
          <table:table-cell table:style-name="ce7"/>
          <table:table-cell table:style-name="ce40"/>
          <table:table-cell table:style-name="ce4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-pexpect</text:p>
          </table:table-cell>
          <table:table-cell table:style-name="ce7" office:value-type="string" calcext:value-type="string">
            <text:p>нет srpm в sintezm-8.1/baseos</text:p>
            <text:p>нет в gitlab.draszi</text:p>
          </table:table-cell>
          <table:table-cell table:style-name="ce7" office:value-type="string" calcext:value-type="string">
            <text:p>https://nexus.draszi.fintech.ru/repository/source-code/sintezm-8.1/baseos/p/python-pexpect-4.3.1-3.el8.src.rpm</text:p>
          </table:table-cell>
          <table:table-cell table:number-columns-repeated="2" table:style-name="ce42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4">
            <text:p>python3-psycopg2</text:p>
          </table:table-cell>
          <table:table-cell table:style-name="ce7" office:value-type="string" calcext:value-type="string">
            <text:p>error: Bad source: /builddir/build/SOURCES/python-psycopg2-pg%{pgmajorversion}-setup.cfg.patch: No such file or directory</text:p>
          </table:table-cell>
          <table:table-cell table:style-name="ce7" office:value-type="string" calcext:value-type="string">
            <text:p>%if  0%{?rhel} &amp;&amp; 0%{?rhel} &lt;= 8 || 0%{?fedora} &lt; 31</text:p>
            <text:p>%global with_python2 0 (установил значение 0)</text:p>
          </table:table-cell>
          <table:table-cell table:style-name="ce38" office:value-type="string" calcext:value-type="string" table:number-columns-spanned="1" table:number-rows-spanned="2">
            <text:p>+</text:p>
          </table:table-cell>
          <table:table-cell table:style-name="ce42" office:value-type="string" calcext:value-type="string" table:number-columns-spanned="1" table:number-rows-spanned="4">
            <text:p>+</text:p>
          </table:table-cell>
          <table:table-cell table:number-columns-repeated="1018"/>
        </table:table-row>
        <table:table-row table:style-name="ro5">
          <table:table-cell/>
          <table:covered-table-cell table:style-name="ce14"/>
          <table:table-cell table:style-name="ce7" office:value-type="string" calcext:value-type="string">
            <text:p>/usr/include/python3.6m/Python.h:39:10: fatal error: imacheck.h: No such file or directory</text:p>
          </table:table-cell>
          <table:table-cell table:style-name="ce7" office:value-type="string" calcext:value-type="string">
            <text:p> добавить в python-pycurl.cfg</text:p>
            <text:p> config_opts['chroot_setup_cmd'] = 'install imacheck-1.4-10.1.el8.sz.x86_64 imacheck-devel-1.4-10.1.el8.sz.x86_64</text:p>
          </table:table-cell>
          <table:covered-table-cell table:number-columns-repeated="2" table:style-name="ce43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43"/>
          <table:covered-table-cell table:style-name="ce43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43"/>
          <table:covered-table-cell table:style-name="ce4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ython3-ptyprocess</text:p>
          </table:table-cell>
          <table:table-cell table:style-name="ce7" office:value-type="string" calcext:value-type="string">
            <text:p>нет srpm в sintezm-8.1/baseos</text:p>
            <text:p>нет в gitlab.draszi</text:p>
          </table:table-cell>
          <table:table-cell table:style-name="ce7"/>
          <table:table-cell table:style-name="ce25"/>
          <table:table-cell table:style-name="ce42" office:value-type="string" calcext:value-type="string">
            <text:p>+</text:p>
          </table:table-cell>
          <table:table-cell table:number-columns-repeated="1018"/>
        </table:table-row>
        <table:table-row table:style-name="ro9">
          <table:table-cell/>
          <table:table-cell table:style-name="ce10" office:value-type="string" calcext:value-type="string">
            <text:p>pyxdg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5"/>
          <table:table-cell table:style-name="ce42"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Qemu-kvm</text:p>
          </table:table-cell>
          <table:table-cell table:style-name="ce7" office:value-type="string" calcext:value-type="string">
            <text:p>cc1: all warnings being treated as errors</text:p>
            <text:p>cc -iquote /builddir/build/BUILD/qemu-kvm-2.12.0/crypto -iquote</text:p>
            <text:p>make: *** [/builddir/build/BUILD/qemu-kvm-2.12.0/rules.mak:66: block/gluster.o] Error 1 make: *** Waiting for unfinished jobs.... error: Bad exit status from /var/tmp/rpm-tmp.ZlXjJz (%build) RPM build errors: Bad exit status from /var/tmp/rpm-tmp.ZlXjJz (%build)</text:p>
            <text:p/>
            <text:p>в files2delete 15 тысяч строк</text:p>
          </table:table-cell>
          <table:table-cell table:style-name="ce7"/>
          <table:table-cell table:style-name="ce40" office:value-type="string" calcext:value-type="string">
            <text:p>-</text:p>
          </table:table-cell>
          <table:table-cell table:style-name="ce43"/>
          <table:table-cell table:number-columns-repeated="1018"/>
        </table:table-row>
        <table:table-row table:style-name="ro4">
          <table:table-cell/>
          <table:table-cell table:style-name="ce10" office:value-type="string" calcext:value-type="string" table:number-columns-spanned="1" table:number-rows-spanned="2">
            <text:p>qt</text:p>
          </table:table-cell>
          <table:table-cell table:style-name="ce7" office:value-type="string" calcext:value-type="string">
            <text:p>см. zametki</text:p>
          </table:table-cell>
          <table:table-cell table:style-name="ce7" office:value-type="string" calcext:value-type="string">
            <text:p>Ignore /builddir/build/SOURCES/Trolltech.conf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4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qt5-qtdeclarative</text:p>
          </table:table-cell>
          <table:table-cell table:style-name="ce7" office:value-type="string" calcext:value-type="string">
            <text:p>No available modular metadata for modular package 'python36-3.6.8-2.module_el8.4.0+790+083e3d81.x86_64'</text:p>
          </table:table-cell>
          <table:table-cell table:style-name="ce7" office:value-type="string" calcext:value-type="string">
            <text:p>добавил строку 'module_hotfixes=1' в /home/srpm/python-pyasn1/python-pyasn1.cfg в nexus-update-8 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2">
            <text:p>qt5-qtscript</text:p>
          </table:table-cell>
          <table:table-cell table:style-name="ce7" office:value-type="string" calcext:value-type="string">
            <text:p>No available modular metadata for modular package 'clang-libs-9.0.1-2.module_el8.2.0+309+0c7b6b03.x86_64</text:p>
          </table:table-cell>
          <table:table-cell table:style-name="ce7" office:value-type="string" calcext:value-type="string">
            <text:p>добавил строку 'module_hotfixes=1' в /home/srpm/python-pyasn1/python-pyasn1.cfg в nexus-update-8 </text:p>
          </table:table-cell>
          <table:table-cell table:style-name="ce38" office:value-type="string" calcext:value-type="string" table:number-columns-spanned="1" table:number-rows-spanned="2">
            <text:p>+</text:p>
          </table:table-cell>
          <table:table-cell table:style-name="ce42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8">
          <table:table-cell/>
          <table:covered-table-cell table:style-name="ce14"/>
          <table:table-cell table:style-name="ce7" office:value-type="string" calcext:value-type="string">
            <text:p>error: Failed build dependencies:</text:p>
            <text:p>dbus-x11 is needed by qt5-qtscript-5.11.1-2.el8.x86_64</text:p>
            <text:p>mesa-dri-drivers is needed by qt5-qtscript-5.11.1-2.el8.x86_64</text:p>
            <text:p>time is needed by qt5-qtscript-5.11.1-2.el8.x86_64</text:p>
            <text:p>xorg-x11-server-Xvfb is needed by qt5-qtscript-5.11.1-2.el8.x86_64</text:p>
          </table:table-cell>
          <table:table-cell table:style-name="ce7" office:value-type="string" calcext:value-type="string">
            <text:p>config_opts['chroot_setup_cmd'] = 'install dbus-x11 mesa-dri-drivers time xorg-x11-server-Xvfb </text:p>
          </table:table-cell>
          <table:covered-table-cell table:number-columns-repeated="2" table:style-name="ce43"/>
          <table:table-cell table:number-columns-repeated="1018"/>
        </table:table-row>
        <table:table-row table:style-name="ro11">
          <table:table-cell/>
          <table:table-cell table:style-name="ce14" office:value-type="string" calcext:value-type="string">
            <text:p>qt5-qtwebengine</text:p>
          </table:table-cell>
          <table:table-cell table:style-name="ce7" office:value-type="string" calcext:value-type="string">
            <text:p>Подготовка исходников </text:p>
            <text:p>warning: Macro expanded in comment on line 519: %{ix86} </text:p>
            <text:p> warning: Macro expanded in comment on line 525: %{_qt5_plugindir}/designer/libqwebengineview.so  </text:p>
            <text:p>Executing(%prep): /bin/sh -e /var/tmp/rpm-tmp.HIUwd8 </text:p>
            <text:p>+ umask 022 </text:p>
            <text:p>+ cd /builddir/build/BUILD </text:p>
            <text:p>+ rm -rf /usr/bin/python </text:p>
            <text:p>+ ln -s /usr/bin/python2 /usr/bin/python </text:p>
            <text:p>ln: failed to create symbolic link '/usr/bin/python': Permission denied   </text:p>
            <text:p/>
            <text:p>Srpm-cleaner вместо папки Report/Logs создает файл Logs и пишел в него</text:p>
          </table:table-cell>
          <table:table-cell table:style-name="ce7"/>
          <table:table-cell table:style-name="ce40" office:value-type="string" calcext:value-type="string">
            <text:p>-</text:p>
          </table:table-cell>
          <table:table-cell table:style-name="ce43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 table:number-columns-spanned="1" table:number-rows-spanned="2">
            <text:p>qtwebkit</text:p>
          </table:table-cell>
          <table:table-cell table:style-name="ce7" office:value-type="string" calcext:value-type="string">
            <text:p>No available modular metadata for modular package 'ruby-2.5.3-103.module+el8+2671+ebcc7ee0.x86_64'</text:p>
            <text:p>No available modular metadata for modular package 'ruby-libs-2.5.3-103.module+el8+2671+ebcc7ee0.x86_64</text:p>
            <text:p>No available modular metadata for modular package 'rubygem-openssl-2.1.2-103.module+el8+2671+ebcc7ee0.x86_64'</text:p>
            <text:p>No available modular metadata for modular package 'rubygem-psych-3.0.2-103.module+el8+2671+ebcc7ee0.x86_64</text:p>
            <text:p>No available modular metadata for modular package 'rubygems-2.7.6-103.module+el8+2671+ebcc7ee0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40" office:value-type="string" calcext:value-type="string" table:number-columns-spanned="1" table:number-rows-spanned="2">
            <text:p>-</text:p>
          </table:table-cell>
          <table:table-cell table:style-name="ce43"/>
          <table:table-cell table:number-columns-repeated="1018"/>
        </table:table-row>
        <table:table-row table:style-name="ro6">
          <table:table-cell/>
          <table:covered-table-cell table:style-name="ce14"/>
          <table:table-cell table:style-name="ce7" office:value-type="string" calcext:value-type="string">
            <text:p>Подготовка исходников</text:p>
            <text:p>Executing(%prep): /bin/sh -e /var/tmp/rpm-tmp.uxL98R</text:p>
            <text:p>+ umask 022</text:p>
            <text:p>+ cd /builddir/build/BUILD</text:p>
            <text:p>+ ln -s /usr/bin/python2 /usr/bin/python</text:p>
            <text:p>ln: failed to create symbolic link '/usr/bin/python': Permission denied</text:p>
            <text:p>error: Bad exit status from /var/tmp/rpm-tmp.uxL98R (%prep)</text:p>
          </table:table-cell>
          <table:table-cell table:style-name="ce7"/>
          <table:covered-table-cell table:style-name="ce40" office:value-type="string" calcext:value-type="string">
            <text:p>-</text:p>
          </table:covered-table-cell>
          <table:table-cell table:style-name="ce4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rdma-core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12">
          <table:table-cell/>
          <table:table-cell table:style-name="ce14" office:value-type="string" calcext:value-type="string" table:number-columns-spanned="1" table:number-rows-spanned="2">
            <text:p>rsyslog</text:p>
          </table:table-cell>
          <table:table-cell table:style-name="ce7" office:value-type="string" office:string-value="+ /usr/bin/patch --no-backup-if-mismatch -p1 -b --suffix .default-tag --fuzz=0 &#10;can't find file to patch at input line 4 &#10;Perhaps you used the wrong -p or --strip option? &#10;The text leading up to this was: &#10;-------------------------- &#10;|diff -up ./plugins/imjournal/imjournal.c.default-tag ./plugins/imjournal/imjournal.c &#10;|--- ./plugins/imjournal/imjournal.c.default-tag2018-05-17 08:50:11.416418022 -0400 &#10;|+++ ./plugins/imjournal/imjournal.c2018-05-17 08:53:02.884418022 -0400 &#10;-------------------------- &#10;File to patch: &#10; Skip this patch? [y]  &#10;Skipping patch.&#10; 10 out of 10 hunks ignored   &#10;RPM build errors: &#10;error: Bad exit status from /var/tmp/rpm-tmp.t9EEEh (%prep)     &#10;Bad exit status from /var/tmp/rpm-tmp.t9EEEh (%prep) &#10;Распаковка исходников окончилась неудачно&#10;&#10;нет srpm в sintezm-8.1/baseos" calcext:value-type="string">
            <text:p>+ /usr/bin/patch --no-backup-if-mismatch -p1 -b --suffix .default-tag --fuzz=0 </text:p>
            <text:p>can't find file to patch at input line 4 </text:p>
            <text:p>Perhaps you used the wrong -p or --strip option? </text:p>
            <text:p>The text leading up to this was: </text:p>
            <text:p>-------------------------- </text:p>
            <text:p>|diff -up ./plugins/imjournal/imjournal.c.default-tag ./plugins/imjournal/imjournal.c </text:p>
            <text:p>|--- ./plugins/imjournal/imjournal.c.default-tag2018-05-17 08:50:11.416418022 -0400 </text:p>
            <text:p>|+++ ./plugins/imjournal/imjournal.c2018-05-17 08:53:02.884418022 -0400 </text:p>
            <text:p>-------------------------- </text:p>
            <text:p>File to patch: </text:p>
            <text:p> Skip this patch? [y]  </text:p>
            <text:p>Skipping patch.</text:p>
            <text:p> 10 out of 10 hunks ignored   </text:p>
            <text:p>RPM build errors: </text:p>
            <text:p>error: Bad exit status from /var/tmp/rpm-tmp.t9EEEh (%prep)     </text:p>
            <text:p>Bad exit status from /var/tmp/rpm-tmp.t9EEEh (%prep) </text:p>
            <text:p>Распаковка исходников окончилась неудачно</text:p>
            <text:p/>
            <text:p>нет srpm в sintezm-8.1/baseos</text:p>
          </table:table-cell>
          <table:table-cell table:style-name="ce7"/>
          <table:table-cell table:style-name="ce40" office:value-type="string" calcext:value-type="string">
            <text:p>-</text:p>
          </table:table-cell>
          <table:table-cell table:style-name="ce43"/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7" office:value-type="string" calcext:value-type="string">
            <text:p>вместо папки Logs создает файл и пишел в него</text:p>
          </table:table-cell>
          <table:table-cell table:style-name="ce7"/>
          <table:table-cell table:style-name="ce43" table:number-columns-repeated="2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>
            <text:p>samba</text:p>
          </table:table-cell>
          <table:table-cell table:style-name="ce7" office:value-type="string" calcext:value-type="string">
            <text:p>см. zametki</text:p>
          </table:table-cell>
          <table:table-cell table:style-name="ce7"/>
          <table:table-cell table:style-name="ce40" office:value-type="string" calcext:value-type="string">
            <text:p>-</text:p>
          </table:table-cell>
          <table:table-cell table:style-name="ce4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5">
            <text:p>setools</text:p>
          </table:table-cell>
          <table:table-cell table:style-name="ce7" office:value-type="string" calcext:value-type="string">
            <text:p>No available modular metadata for modular package 'swig-3.0.12-18.module+el8+2480+72897362.x86_64'</text:p>
          </table:table-cell>
          <table:table-cell table:style-name="ce7" office:value-type="string" calcext:value-type="string">
            <text:p>добавил строку 'module_hotfixes=1' в /home/srpm/python-pyasn1/.cfg в [nexus-default-8]</text:p>
          </table:table-cell>
          <table:table-cell table:style-name="ce38" office:value-type="string" calcext:value-type="string" table:number-columns-spanned="1" table:number-rows-spanned="3">
            <text:p>+</text:p>
          </table:table-cell>
          <table:table-cell table:style-name="ce42" office:value-type="string" calcext:value-type="string" table:number-columns-spanned="1" table:number-rows-spanned="5">
            <text:p>+</text:p>
          </table:table-cell>
          <table:table-cell table:number-columns-repeated="1018"/>
        </table:table-row>
        <table:table-row table:style-name="ro3">
          <table:table-cell/>
          <table:covered-table-cell table:style-name="ce14"/>
          <table:table-cell table:style-name="ce7" office:value-type="string" calcext:value-type="string">
            <text:p>error: line 116: Bad %setup option -S: unknown option</text:p>
            <text:p>gzip: /builddir/Report/Logs/strace_bb_crop.log: No such file or directory</text:p>
          </table:table-cell>
          <table:table-cell table:style-name="ce7" office:value-type="string" calcext:value-type="string">
            <text:p>(в prep sed -i s/%autosetup -S/%setup/g)</text:p>
          </table:table-cell>
          <table:covered-table-cell table:style-name="ce38" office:value-type="string" calcext:value-type="string">
            <text:p>-</text:p>
          </table:covered-table-cell>
          <table:covered-table-cell table:style-name="ce40"/>
          <table:table-cell table:number-columns-repeated="1018"/>
        </table:table-row>
        <table:table-row table:style-name="ro3">
          <table:table-cell/>
          <table:covered-table-cell table:style-name="ce14"/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<text:s/>config_opts['chroot_setup_cmd'] = 'install imacheck-1.4-10.1.el8.sz.x86_64 imacheck-devel-1.4-10.1.el8.sz.x86_64</text:p>
          </table:table-cell>
          <table:covered-table-cell table:style-name="ce38" office:value-type="string" calcext:value-type="string">
            <text:p>+</text:p>
          </table:covered-table-cell>
          <table:covered-table-cell table:style-name="ce40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sintez-repos</text:p>
          </table:table-cell>
          <table:table-cell table:style-name="ce7" office:value-type="string" calcext:value-type="string">
            <text:p>нет srpm в sintezm-8.1/baseos</text:p>
            <text:p>нет в gitlab.draszi</text:p>
          </table:table-cell>
          <table:table-cell table:style-name="ce7"/>
          <table:table-cell table:style-name="ce38" office:value-type="string" calcext:value-type="string">
            <text:p>+</text:p>
          </table:table-cell>
          <table:table-cell table:style-name="ce43"/>
          <table:table-cell table:number-columns-repeated="1018"/>
        </table:table-row>
        <table:table-row table:style-name="ro3">
          <table:table-cell/>
          <table:table-cell table:style-name="ce19" office:value-type="string" calcext:value-type="string">
            <text:p>sintezm-indexhtml</text:p>
          </table:table-cell>
          <table:table-cell table:style-name="ce7" office:value-type="string" calcext:value-type="string">
            <text:p>пустой репозиторий</text:p>
          </table:table-cell>
          <table:table-cell table:style-name="ce7"/>
          <table:table-cell table:style-name="ce43" table:number-columns-repeated="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sintezm-lsb</text:p>
          </table:table-cell>
          <table:table-cell table:style-name="ce7" office:value-type="string" calcext:value-type="string">
            <text:p>нет srpm в sintezm-8.1/baseos</text:p>
            <text:p>нет в gitlab.draszi</text:p>
          </table:table-cell>
          <table:table-cell table:style-name="ce7" office:value-type="string" calcext:value-type="string">
            <text:p>собралась локально без проблем</text:p>
          </table:table-cell>
          <table:table-cell table:style-name="ce38" office:value-type="string" calcext:value-type="string">
            <text:p>+</text:p>
          </table:table-cell>
          <table:table-cell table:style-name="ce4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spice-gtk</text:p>
          </table:table-cell>
          <table:table-cell table:style-name="ce7" office:value-type="string" calcext:value-type="string">
            <text:p>error: line 118: Bad %setup option -S: unknown option</text:p>
            <text:p>gzip: /builddir/Report/Logs/strace_bb_crop.log: No such file or directory</text:p>
          </table:table-cell>
          <table:table-cell table:style-name="ce7" office:value-type="string" calcext:value-type="string">
            <text:p>(в prep sed -i s/%autosetup -S/%setup/g)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43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43"/>
          <table:table-cell table:number-columns-repeated="1018"/>
        </table:table-row>
        <table:table-row table:style-name="ro5">
          <table:table-cell/>
          <table:table-cell table:style-name="ce14" office:value-type="string" calcext:value-type="string" table:number-columns-spanned="1" table:number-rows-spanned="2">
            <text:p>spice-vdagent</text:p>
          </table:table-cell>
          <table:table-cell table:style-name="ce7" office:value-type="string" calcext:value-type="string">
            <text:p>sed: -e expression #1, char 26: Invalid range end</text:p>
            <text:p>error: line 52: Bad %setup option -S: unknown option</text:p>
            <text:p>gzip: /builddir/Report/Logs/strace_bb_crop.log: No such file or directory</text:p>
          </table:table-cell>
          <table:table-cell table:style-name="ce7" office:value-type="string" calcext:value-type="string">
            <text:p>(в prep sed -i s/%autosetup -S/%setup/g)</text:p>
          </table:table-cell>
          <table:table-cell table:style-name="ce40" office:value-type="string" calcext:value-type="string" table:number-columns-spanned="1" table:number-rows-spanned="2">
            <text:p>-</text:p>
          </table:table-cell>
          <table:table-cell table:style-name="ce43"/>
          <table:table-cell table:number-columns-repeated="1018"/>
        </table:table-row>
        <table:table-row table:style-name="ro3">
          <table:table-cell/>
          <table:covered-table-cell table:style-name="ce14"/>
          <table:table-cell table:style-name="ce7" office:value-type="string" calcext:value-type="string">
            <text:p>Package dependency requirement 'spice-protocol &gt;= 0.14.0' could not be satisfied.</text:p>
            <text:p>Package 'spice-protocol' has version '0.12.14', required version is '&gt;= 0.14.0' </text:p>
          </table:table-cell>
          <table:table-cell table:style-name="ce7"/>
          <table:covered-table-cell table:style-name="ce40"/>
          <table:table-cell table:style-name="ce43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sqlite</text:p>
          </table:table-cell>
          <table:table-cell table:style-name="ce7" office:value-type="string" calcext:value-type="string">
            <text:p>убедитесь что в mock доступен репозиторий со следующими пакетами:</text:p>
            <text:p>dnf-utils procps-ng strace source-access-analyzer spec-splitter</text:p>
          </table:table-cell>
          <table:table-cell table:style-name="ce7" office:value-type="string" calcext:value-type="string">
            <text:p> добавить в python-pycurl.cfg</text:p>
            <text:p> config_opts['chroot_setup_cmd'] = 'install dnf-utils procps-ng strace source-access-analyzer spec-splitter</text:p>
          </table:table-cell>
          <table:table-cell table:style-name="ce38" office:value-type="string" calcext:value-type="string">
            <text:p>+</text:p>
          </table:table-cell>
          <table:table-cell table:style-name="ce45" office:value-type="string" calcext:value-type="string">
            <text:p>+</text:p>
          </table:table-cell>
          <table:table-cell table:number-columns-repeated="1018"/>
        </table:table-row>
        <table:table-row table:style-name="ro13">
          <table:table-cell/>
          <table:table-cell table:style-name="ce14" office:value-type="string" calcext:value-type="string">
            <text:p>sssd</text:p>
          </table:table-cell>
          <table:table-cell table:style-name="ce7" office:value-type="string" calcext:value-type="string">
            <text:p>checking for headers required to compile python extensions... not found</text:p>
            <text:p>configure: error: Could not find python3 headers</text:p>
          </table:table-cell>
          <table:table-cell table:style-name="ce20" office:value-type="string" calcext:value-type="string">
            <text:p>install python3-dev and libpython3-dev</text:p>
            <text:p/>
            <text:p>platform-python-devel.x86_64 </text:p>
            <text:p>Python3-devel.x86_64</text:p>
            <text:p/>
            <text:p/>
          </table:table-cell>
          <table:table-cell table:style-name="ce40" office:value-type="string" calcext:value-type="string">
            <text:p>-</text:p>
          </table:table-cell>
          <table:table-cell table:style-name="ce43"/>
          <table:table-cell table:number-columns-repeated="1018"/>
        </table:table-row>
        <table:table-row table:style-name="ro5">
          <table:table-cell/>
          <table:table-cell table:style-name="ce14" office:value-type="string" calcext:value-type="string" table:number-columns-spanned="1" table:number-rows-spanned="2">
            <text:p>star</text:p>
          </table:table-cell>
          <table:table-cell table:style-name="ce7" office:value-type="string" calcext:value-type="string">
            <text:p>configure: error: can not find install-sh or install.sh in ../../autoconf ../../autoconf/.. ../../autoconf/../..</text:p>
            <text:p>RULES/rules.top:47: RULES/ldummy.lnk: No such file or directory</text:p>
          </table:table-cell>
          <table:table-cell table:style-name="ce7" office:value-type="string" calcext:value-type="string">
            <text:p>/builddir/build/BUILD/star-1.5.3/autoconf/install-sh</text:p>
            <text:p>/builddir/build/SOURCES/star-1.5.3.tar.bz2</text:p>
            <text:p/>
          </table:table-cell>
          <table:table-cell table:style-name="ce40" office:value-type="string" calcext:value-type="string">
            <text:p>-</text:p>
          </table:table-cell>
          <table:table-cell table:style-name="ce43"/>
          <table:table-cell table:number-columns-repeated="1018"/>
        </table:table-row>
        <table:table-row table:style-name="ro14">
          <table:table-cell/>
          <table:covered-table-cell table:style-name="ce14"/>
          <table:table-cell table:style-name="ce7" office:value-type="string" calcext:value-type="string">
            <text:p>error: File not found: /builddir/build/BUILDROOT/star-1.5.3-13.el8.x86_64/usr/bin/star</text:p>
            <text:p>error: File not found: /builddir/build/BUILDROOT/star-1.5.3-13.el8.x86_64/usr/bin/ustar </text:p>
            <text:p>error: File not found: /builddir/build/BUILDROOT/star-1.5.3-13.el8.x86_64/usr/share/man/man1/star.1* </text:p>
            <text:p>error: File not found: /builddir/build/BUILDROOT/star-1.5.3-13.el8.x86_64/usr/share/man/man5/star.5* </text:p>
          </table:table-cell>
          <table:table-cell table:style-name="ce7" office:value-type="string" calcext:value-type="string">
            <text:p>попробовать собрать rpmbuild -bc и посмотреть есть ли эти файлы </text:p>
          </table:table-cell>
          <table:table-cell table:style-name="ce40"/>
          <table:table-cell table:style-name="ce43"/>
          <table:table-cell table:number-columns-repeated="1018"/>
        </table:table-row>
        <table:table-row table:style-name="ro14">
          <table:table-cell/>
          <table:table-cell table:style-name="ce10" office:value-type="string" calcext:value-type="string" table:number-columns-spanned="1" table:number-rows-spanned="3">
            <text:p>subscription-manager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11" office:value-type="string" calcext:value-type="string">
            <text:p>В составе очищенных исходников остались бинарные файлы и/или запакованные исходники.</text:p>
          </table:table-cell>
          <table:table-cell table:style-name="ce45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46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46"/>
          <table:table-cell table:number-columns-repeated="1018"/>
        </table:table-row>
        <table:table-row table:style-name="ro9">
          <table:table-cell/>
          <table:table-cell table:style-name="ce14" office:value-type="string" calcext:value-type="string" table:number-columns-spanned="1" table:number-rows-spanned="2">
            <text:p>syslinux</text:p>
          </table:table-cell>
          <table:table-cell table:style-name="ce7" office:value-type="string" calcext:value-type="string">
            <text:p>error: line 119: Bad %setup option -S: unknown option</text:p>
          </table:table-cell>
          <table:table-cell table:style-name="ce7"/>
          <table:table-cell table:style-name="ce40" office:value-type="string" calcext:value-type="string">
            <text:p>-</text:p>
          </table:table-cell>
          <table:table-cell table:style-name="ce43"/>
          <table:table-cell table:number-columns-repeated="1018"/>
        </table:table-row>
        <table:table-row table:style-name="ro15">
          <table:table-cell/>
          <table:covered-table-cell table:style-name="ce14"/>
          <table:table-cell table:style-name="ce7" office:value-type="string" calcext:value-type="string">
            <text:p>main.o: In function `find_device_sysfs':</text:p>
            <text:p>/builddir/build/BUILD/syslinux-6.04-pre1/extlinux/main.c:1185: undefined reference to `minor'</text:p>
            <text:p>/builddir/build/BUILD/syslinux-6.04-pre1/extlinux/main.c:1185: undefined reference to `major'</text:p>
            <text:p>main.o: In function `sysfs_get_offset':</text:p>
            <text:p>/builddir/build/BUILD/syslinux-6.04-pre1/extlinux/main.c:134: undefined reference to `minor'</text:p>
            <text:p>/builddir/build/BUILD/syslinux-6.04-pre1/extlinux/main.c:134: undefined reference to `major'</text:p>
            <text:p>collect2: error: ld returned 1 exit status</text:p>
            <text:p>make[3]: *** [/builddir/build/BUILD/syslinux-6.04-pre1/extlinux/Makefile:56: extlinux] Error 1</text:p>
            <text:p>make[3]: Leaving directory '/builddir/build/BUILD/syslinux-6.04-pre1/bios/extlinux'</text:p>
            <text:p>make[2]: *** [/builddir/build/BUILD/syslinux-6.04-pre1/Makefile:288: extlinux] Error 2</text:p>
            <text:p>make[2]: Leaving directory '/builddir/build/BUILD/syslinux-6.04-pre1/bios'</text:p>
            <text:p>make[1]: *** [/builddir/build/BUILD/syslinux-6.04-pre1/Makefile:257: bios] Error 2</text:p>
            <text:p>make[1]: Leaving directory '/builddir/build/BUILD/syslinux-6.04-pre1'</text:p>
            <text:p>make: *** [Makefile:102: bios] Error 2</text:p>
            <text:p>error: Bad exit status from /var/tmp/rpm-tmp.b6Ly3Z (%build)</text:p>
          </table:table-cell>
          <table:table-cell table:style-name="ce7"/>
          <table:table-cell table:style-name="ce40"/>
          <table:table-cell table:style-name="ce43"/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 table:number-columns-spanned="1" table:number-rows-spanned="2">
            <text:p>tcpdump</text:p>
          </table:table-cell>
          <table:table-cell table:style-name="ce7" office:value-type="string" calcext:value-type="string">
            <text:p>error: line 46: Bad %setup option -S: unknown option</text:p>
          </table:table-cell>
          <table:table-cell table:style-name="ce7" office:value-type="string" calcext:value-type="string">
            <text:p>(в prep sed -i s/%autosetup -S/%setup/g)</text:p>
          </table:table-cell>
          <table:table-cell table:style-name="ce40" office:value-type="string" calcext:value-type="string" table:number-columns-spanned="1" table:number-rows-spanned="2">
            <text:p>-</text:p>
          </table:table-cell>
          <table:table-cell table:style-name="ce43"/>
          <table:table-cell table:number-columns-repeated="1018"/>
        </table:table-row>
        <table:table-row table:style-name="ro3">
          <table:table-cell/>
          <table:covered-table-cell table:style-name="ce14"/>
          <table:table-cell table:style-name="ce7" office:value-type="string" calcext:value-type="string">
            <text:p>CRITICAL: No such file or directory: /BuildReq.txt</text:p>
            <text:p>fatal error: net/bpf.h: No such file or directory</text:p>
          </table:table-cell>
          <table:table-cell table:style-name="ce7" office:value-type="string" calcext:value-type="string">
            <text:p>install libpcap.x86_64 libpcap-devel.x86_64</text:p>
          </table:table-cell>
          <table:covered-table-cell table:style-name="ce40"/>
          <table:table-cell table:style-name="ce43"/>
          <table:table-cell table:number-columns-repeated="1018"/>
        </table:table-row>
        <table:table-row table:style-name="ro13">
          <table:table-cell/>
          <table:table-cell table:style-name="ce10" office:value-type="string" calcext:value-type="string" table:number-columns-spanned="1" table:number-rows-spanned="3">
            <text:p>telnet</text:p>
          </table:table-cell>
          <table:table-cell table:style-name="ce7" office:value-type="string" calcext:value-type="string">
            <text:p>Can't open ./telnet/GNUmakefile: No such file or directory.</text:p>
            <text:p>Can't open ./telnetd/Makefile: No such file or directory.</text:p>
            <text:p>Can't open ./telnetlogin/Makefile: No such file or directory.</text:p>
            <text:p>Can't open ./telnet-NETKIT/Makefile: No such file or directory.</text:p>
          </table:table-cell>
          <table:table-cell table:style-name="ce7" office:value-type="string" calcext:value-type="string">
            <text:p>/ignore.txt</text:p>
            <text:p>/builddir/build/BUILD/netkit-telnet-0.17/telnet/GNUmakefile</text:p>
            <text:p>/builddir/build/BUILD/netkit-telnet-0.17/telnet/Makefile</text:p>
            <text:p>/builddir/build/BUILD/netkit-telnet-0.17/telnetlogin/Makefile</text:p>
            <text:p>/builddir/build/BUILD/netkit-telnet-0.17/telnet-NETKIT/Makefile</text:p>
            <text:p>/builddir/build/BUILD/netkit-telnet-0.17/telnetd/Makefile</text:p>
          </table:table-cell>
          <table:table-cell table:style-name="ce38" office:value-type="string" calcext:value-type="string">
            <text:p>+</text:p>
          </table:table-cell>
          <table:table-cell table:style-name="ce47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48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48"/>
          <table:table-cell table:number-columns-repeated="1018"/>
        </table:table-row>
        <table:table-row table:style-name="ro7">
          <table:table-cell/>
          <table:table-cell table:style-name="ce10" office:value-type="string" calcext:value-type="string">
            <text:p>tzdata</text:p>
          </table:table-cell>
          <table:table-cell table:style-name="ce7" office:value-type="string" calcext:value-type="string">
            <text:p>/builddir/build/BUILD/syslinux-6.04-pre1/extlinux/main.c:1185: undefined reference to `minor'</text:p>
          </table:table-cell>
          <table:table-cell table:style-name="ce7" office:value-type="string" calcext:value-type="string">
            <text:p>/ignore.txt</text:p>
            <text:p>/builddir/build/SOURCES/8051641.patch</text:p>
            <text:p>/builddir/build/SOURCES/7133138.patch</text:p>
            <text:p>/builddir/build/SOURCES/7090844.patch</text:p>
            <text:p>/builddir/build/SOURCES/rebase-02.patch</text:p>
            <text:p>/builddir/build/SOURCES/rebase-01.patch</text:p>
            <text:p>/builddir/build/SOURCES/javazic-fixup.patch</text:p>
            <text:p>/builddir/build/SOURCES/javazic-1.8-37392f2f5d59.tar.xz</text:p>
            <text:p>/builddir/build/SOURCES/javazic.tar.gz</text:p>
          </table:table-cell>
          <table:table-cell table:style-name="ce11" office:value-type="string" calcext:value-type="string">
            <text:p>[?OK?] tzdata-2018i-1.el8</text:p>
            <text:p>В составе очищенных исходников остались бинарные файлы и/или запакованные исходники.</text:p>
            <text:p>Подробности в файлах elfInCleared.txt и hiddenSources.tx</text:p>
          </table:table-cell>
          <table:table-cell table:style-name="ce42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9" office:value-type="string" calcext:value-type="string">
            <text:p>User-messagebox</text:p>
          </table:table-cell>
          <table:table-cell table:style-name="ce7" office:value-type="string" calcext:value-type="string">
            <text:p>нет srpm в sintezm-8.1/baseos</text:p>
            <text:p>нет в gitlab.draszi</text:p>
          </table:table-cell>
          <table:table-cell table:style-name="ce7"/>
          <table:table-cell table:style-name="ce4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 table:number-columns-spanned="1" table:number-rows-spanned="5">
            <text:p>util-linux</text:p>
          </table:table-cell>
          <table:table-cell table:style-name="ce7" office:value-type="string" calcext:value-type="string">
            <text:p>error: imacheck.h: No such file or directory</text:p>
          </table:table-cell>
          <table:table-cell table:style-name="ce7" office:value-type="string" calcext:value-type="string">
            <text:p><text:s/>config_opts['chroot_setup_cmd'] = 'install imacheck-1.4-10.1.el8.sz.x86_64 imacheck-devel-1.4-10.1.el8.sz.x86_64</text:p>
          </table:table-cell>
          <table:table-cell table:style-name="ce40" office:value-type="string" calcext:value-type="string">
            <text:p>-</text:p>
          </table:table-cell>
          <table:table-cell table:style-name="ce43"/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40"/>
          <table:table-cell table:style-name="ce43"/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40"/>
          <table:table-cell table:style-name="ce43"/>
          <table:table-cell table:number-columns-repeated="1018"/>
        </table:table-row>
        <table:table-row table:style-name="ro16">
          <table:table-cell/>
          <table:covered-table-cell table:style-name="ce14"/>
          <table:table-cell table:style-name="ce7" office:value-type="string" calcext:value-type="string">
            <text:p/>
            <text:p/>
            <text:p>/var/tmp/rpm-tmp.dHj80g: line 54: ./configure: No such file or directory</text:p>
            <text:p/>
            <text:p>в файлс2делет:</text:p>
            <text:p>как я понял из *.ас собирается configure</text:p>
            <text:p>/builddir/build/BUILD/util-linux-2.32.1/configure </text:p>
            <text:p>/builddir/build/BUILD/util-linux-2.32.1/configure.ac</text:p>
          </table:table-cell>
          <table:table-cell table:style-name="ce7" office:value-type="string" calcext:value-type="string">
            <text:p>/builddir/build/BUILD/util-linux-2.32.1/configure.ac</text:p>
          </table:table-cell>
          <table:table-cell table:style-name="ce40"/>
          <table:table-cell table:style-name="ce43"/>
          <table:table-cell table:number-columns-repeated="1018"/>
        </table:table-row>
        <table:table-row table:style-name="ro5">
          <table:table-cell/>
          <table:covered-table-cell table:style-name="ce14"/>
          <table:table-cell table:style-name="ce7" office:value-type="string" calcext:value-type="string">
            <text:p>+ /usr/lib/rpm/find-lang.sh /builddir/build/BUILDROOT/util-linux-2.32.1-8.el8.x86_64 util-linux</text:p>
            <text:p/>
            <text:p>No translations found for util-linux in /builddir/build/BUILDROOT/util-linux-2.32.1-8.el8.x86_64</text:p>
          </table:table-cell>
          <table:table-cell table:style-name="ce7"/>
          <table:table-cell table:style-name="ce40"/>
          <table:table-cell table:style-name="ce4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vapoursynth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7">
          <table:table-cell/>
          <table:table-cell table:style-name="ce10" office:value-type="string" calcext:value-type="string" table:number-columns-spanned="1" table:number-rows-spanned="3">
            <text:p>vim</text:p>
          </table:table-cell>
          <table:table-cell table:style-name="ce7" office:value-type="string" calcext:value-type="string">
            <text:p>No available modular metadata for modular package 'ruby-2.5.3-103.module+el8+2671+ebcc7ee0.x86_64'</text:p>
            <text:p>No available modular metadata for modular package 'ruby-devel-2.5.3-103.module+el8+2671+ebcc7ee0.x86_64'</text:p>
            <text:p>No available modular metadata for modular package 'ruby-libs-2.5.3-103.module+el8+2671+ebcc7ee0.x86_64'</text:p>
            <text:p>No available modular metadata for modular package 'rubygem-openssl-2.1.2-103.module+el8+2671+ebcc7ee0.x86_64'</text:p>
            <text:p>No available modular metadata for modular package 'rubygem-psych-3.0.2-103.module+el8+2671+ebcc7ee0.x86_64'</text:p>
            <text:p>No available modular metadata for modular package 'rubygems-2.7.6-103.module+el8+2671+ebcc7ee0.noarch'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43"/>
          <table:table-cell table:style-name="ce42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error: Bad file: /builddir/build/SOURCES/spec-template: No such file or directory</text:p>
          </table:table-cell>
          <table:table-cell table:style-name="ce7" office:value-type="string" calcext:value-type="string">
            <text:p>/builddir/build/SOURCES/spec-template</text:p>
          </table:table-cell>
          <table:table-cell table:style-name="ce43"/>
          <table:covered-table-cell table:style-name="ce43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43"/>
          <table:covered-table-cell table:style-name="ce43"/>
          <table:table-cell table:number-columns-repeated="1018"/>
        </table:table-row>
        <table:table-row table:style-name="ro14">
          <table:table-cell/>
          <table:table-cell table:style-name="ce10" office:value-type="string" calcext:value-type="string" table:number-columns-spanned="1" table:number-rows-spanned="4">
            <text:p>virt-viewer</text:p>
          </table:table-cell>
          <table:table-cell table:style-name="ce7" office:value-type="string" calcext:value-type="string">
            <text:p>No available modular metadata for modular package 'libvirt-devel-6.0.0-28.module_el8.3.0+555+a55c8938.x86_64'</text:p>
            <text:p>No available modular metadata for modular package 'libvirt-libs-6.0.0-28.module_el8.3.0+555+a55c8938.x86_64'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  <text:p>добавил строку 'module_hotfixes=1' в /home/srpm/python-pyasn1/python-pyasn1.cfg в nexus-update-8 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 table:number-columns-spanned="1" table:number-rows-spanned="4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10">
          <table:table-cell/>
          <table:covered-table-cell table:style-name="ce13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8">
          <table:table-cell/>
          <table:covered-table-cell table:style-name="ce13"/>
          <table:table-cell table:style-name="ce20" office:value-type="string" calcext:value-type="string">
            <text:p>autoreconf: 'configure.ac' or 'configure.in' is required</text:p>
            <text:p>error: Bad exit status from /var/tmp/rpm-tmp.xlofVl (%build) </text:p>
            <text:p>Bad exit status from /var/tmp/rpm-tmp.xlofVl (%build) </text:p>
            <text:p/>
            <text:p/>
          </table:table-cell>
          <table:table-cell table:style-name="ce22" office:value-type="string" calcext:value-type="string">
            <text:p/>
            <text:p>/builddir/build/BUILD/virt-viewer-7.0/configure.ac add v ignore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virt-what</text:p>
          </table:table-cell>
          <table:table-cell table:style-name="ce7" office:value-type="string" calcext:value-type="string">
            <text:p>sed: -e expression #1, char 26: Invalid range end</text:p>
            <text:p>error: line 103: Bad %setup option -S: unknown option</text:p>
            <text:p/>
          </table:table-cell>
          <table:table-cell table:style-name="ce7" office:value-type="string" calcext:value-type="string">
            <text:p>(в prep sed -i s/%autosetup -S/%setup/g)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5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42"/>
          <table:table-cell table:number-columns-repeated="1018"/>
        </table:table-row>
        <table:table-row table:style-name="ro10">
          <table:table-cell/>
          <table:covered-table-cell table:style-name="ce15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42"/>
          <table:table-cell table:number-columns-repeated="1018"/>
        </table:table-row>
        <table:table-row table:style-name="ro17">
          <table:table-cell/>
          <table:table-cell table:style-name="ce14" office:value-type="string" calcext:value-type="string">
            <text:p>vlc</text:p>
          </table:table-cell>
          <table:table-cell table:style-name="ce7" office:value-type="string" calcext:value-type="string">
            <text:p> Problem 1: conflicting requests</text:p>
            <text:p>  - nothing provides libQt5Core.so.5(Qt_5.15)(64bit) needed by phonon-qt5-backend-gstreamer-2:4.10.0-6.el8.x86_64 </text:p>
            <text:p> Problem 2: package phonon-qt5-devel-4.11.1-8.el8.x86_64 requires libphonon4qt5.so.4()(64bit), but none of the providers can be installed </text:p>
            <text:p>  - package phonon-qt5-devel-4.11.1-8.el8.x86_64 requires libphonon4qt5experimental.so.4()(64bit), but none of the providers can be installed </text:p>
            <text:p>  - package phonon-qt5-devel-4.11.1-8.el8.x86_64 requires phonon-qt5(x86-64) = 4.11.1-8.el8, but none of the providers can be installed </text:p>
            <text:p>  - conflicting requests </text:p>
            <text:p>  - nothing provides qt5-qtbase(x86-64) &gt;= 5.15.2 needed by phonon-qt5-4.11.1-8.el8.x86_64 </text:p>
            <text:p>  - nothing provides libQt5Core.so.5(Qt_5.15)(64bit) needed by phonon-qt5-4.11.1-8.el8.x86_64 </text:p>
            <text:p/>
          </table:table-cell>
          <table:table-cell table:style-name="ce7" office:value-type="string" calcext:value-type="string">
            <text:p>qt5-qtbase-5.15.3-1.el8.x86_64.rpm +</text:p>
            <text:p>Phonon-qt5-devel-4.11.1-9.el8.aarch64.rpm </text:p>
            <text:p>phonon-qt5-4.11.1-9.el8.aarch64.rpm </text:p>
          </table:table-cell>
          <table:table-cell table:style-name="ce40" office:value-type="string" calcext:value-type="string">
            <text:p>-</text:p>
          </table:table-cell>
          <table:table-cell table:style-name="ce4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1" table:number-rows-spanned="3">
            <text:p>volume_key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config_opts['chroot_setup_cmd'] = imacheck-devel-1.4-10.1.el8.sz.x86_64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7" office:value-type="string" calcext:value-type="string">
            <text:p>sh: /usr/libexec/platform-python: No such file or directory&lt;br&gt;</text:p>
          </table:table-cell>
          <table:table-cell table:style-name="ce7" office:value-type="string" calcext:value-type="string">
            <text:p>добавил пакет platform-python (ошибка в дженкинс)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4">
          <table:table-cell/>
          <table:covered-table-cell table:style-name="ce13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<text:s/>gdb\ elfutils/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 table:number-columns-spanned="1" table:number-rows-spanned="3">
            <text:p>webkit2gtk3</text:p>
          </table:table-cell>
          <table:table-cell table:style-name="ce7" office:value-type="string" calcext:value-type="string">
            <text:p>No available modular metadata for modular package 'ruby-2.5.3-103.module+el8+2671+ebcc7ee0.x86_64'</text:p>
            <text:p>No available modular metadata for modular package 'ruby-libs-2.5.3-103.module+el8+2671+ebcc7ee0.x86_64'</text:p>
            <text:p>No available modular metadata for modular package 'rubygem-openssl-2.1.2-103.module+el8+2671+ebcc7ee0.x86_64'</text:p>
            <text:p>No available modular metadata for modular package 'rubygem-psych-3.0.2-103.module+el8+2671+ebcc7ee0.x86_64'</text:p>
            <text:p>No available modular metadata for modular package 'rubygems-2.7.6-103.module+el8+2671+ebcc7ee0.noarch'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40" office:value-type="string" calcext:value-type="string">
            <text:p>-</text:p>
          </table:table-cell>
          <table:table-cell table:style-name="ce43"/>
          <table:table-cell table:number-columns-repeated="1018"/>
        </table:table-row>
        <table:table-row table:style-name="ro14">
          <table:table-cell/>
          <table:covered-table-cell table:style-name="ce14"/>
          <table:table-cell table:style-name="ce7" office:value-type="string" calcext:value-type="string">
            <text:p>rm: cannot remove '/builddir/build/BUILD/webkitgtk-2.22.6/.git': Directory not empty</text:p>
            <text:p>sed: -e expression #1, char 26: Invalid range end</text:p>
            <text:p>error: line 165: Bad %setup option -S: unknown option </text:p>
            <text:p>gzip: /builddir/Report/Logs/strace_bb_crop.log: No such file or directory</text:p>
          </table:table-cell>
          <table:table-cell table:style-name="ce7" office:value-type="string" calcext:value-type="string">
            <text:p>(в prep sed -i s/%autosetup -S/%setup/g)</text:p>
          </table:table-cell>
          <table:table-cell table:style-name="ce40" office:value-type="string" calcext:value-type="string">
            <text:p>-</text:p>
          </table:table-cell>
          <table:table-cell table:style-name="ce43"/>
          <table:table-cell table:number-columns-repeated="1018"/>
        </table:table-row>
        <table:table-row table:style-name="ro14">
          <table:table-cell/>
          <table:covered-table-cell table:style-name="ce14"/>
          <table:table-cell table:style-name="ce7" office:value-type="string" calcext:value-type="string">
            <text:p>Failed to minify /builddir/build/BUILD/webkitgtk-2.22.6/x86_64-redhat-linux-gnu/DerivedSources/WebInspectorUI/Main.js: Inappropriate ioctl for device at /builddir/build/BUILD/webkitgtk-2.22.6/Source/WebInspectorUI/Scripts/copy-user-interface-resources.pl line 384.</text:p>
          </table:table-cell>
          <table:table-cell table:style-name="ce7"/>
          <table:table-cell table:style-name="ce40" office:value-type="string" calcext:value-type="string">
            <text:p>-</text:p>
          </table:table-cell>
          <table:table-cell table:style-name="ce43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xkeyboard-config</text:p>
          </table:table-cell>
          <table:table-cell table:style-name="ce7" office:value-type="string" calcext:value-type="string">
            <text:p>sed: -e expression #1, char 26: Invalid range end</text:p>
            <text:p>error: line 58: Bad %setup option -S: unknown option</text:p>
            <text:p>gzip: /builddir/Report/Logs/strace_bb_crop.log: No such file or directory</text:p>
          </table:table-cell>
          <table:table-cell table:style-name="Default" office:value-type="string" calcext:value-type="string">
            <text:p>(в prep sed -i s/%autosetup -S/%setup/g)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 table:number-columns-spanned="1" table:number-rows-spanned="6">
            <text:p>xmlsec1</text:p>
          </table:table-cell>
          <table:table-cell table:style-name="Default" office:value-type="string" calcext:value-type="string">
            <text:p>собрался без проблем</text:p>
          </table:table-cell>
          <table:table-cell table:style-name="ce7"/>
          <table:table-cell table:style-name="ce38" office:value-type="string" calcext:value-type="string">
            <text:p>+</text:p>
          </table:table-cell>
          <table:table-cell table:style-name="ce40" office:value-type="string" calcext:value-type="string">
            <text:p>пакеты собираются, но не подписываются</text:p>
          </table:table-cell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table-cell table:style-name="ce40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table-cell table:style-name="ce40"/>
          <table:table-cell table:number-columns-repeated="1018"/>
        </table:table-row>
        <table:table-row table:style-name="ro10">
          <table:table-cell/>
          <table:covered-table-cell table:style-name="ce14"/>
          <table:table-cell table:style-name="ce20" office:value-type="string" calcext:value-type="string">
            <text:p>autoreconf: 'configure.ac' or 'configure.in' is required</text:p>
          </table:table-cell>
          <table:table-cell table:style-name="ce22" office:value-type="string" calcext:value-type="string">
            <text:p>/builddir/build/BUILD/xmlsec1-1.2.25/configure.ac</text:p>
          </table:table-cell>
          <table:table-cell table:style-name="ce25"/>
          <table:table-cell table:style-name="ce40"/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/>
          <table:table-cell table:style-name="ce22"/>
          <table:table-cell table:style-name="ce25"/>
          <table:table-cell table:style-name="ce40"/>
          <table:table-cell table:number-columns-repeated="1018"/>
        </table:table-row>
        <table:table-row table:style-name="ro5">
          <table:table-cell/>
          <table:covered-table-cell table:style-name="ce14"/>
          <table:table-cell table:style-name="ce20" office:value-type="string" calcext:value-type="string">
            <text:p>/usr/bin/install -c -m 0644 ./api/*.html ./api/*.png ./api/*.sgml /builddir/build/BUILDROOT/xmlsec1-1.2.25-4.el8.x86_64/usr/share/doc/xmlsec1/api</text:p>
            <text:p>/usr/bin/install: cannot stat './api/*.sgml': No such file or directory </text:p>
          </table:table-cell>
          <table:table-cell table:style-name="ce22"/>
          <table:table-cell table:style-name="ce25"/>
          <table:table-cell table:style-name="ce40"/>
          <table:table-cell table:number-columns-repeated="1018"/>
        </table:table-row>
        <table:table-row table:style-name="ro13">
          <table:table-cell/>
          <table:table-cell table:style-name="ce24" office:value-type="string" calcext:value-type="string" table:number-columns-spanned="1" table:number-rows-spanned="3">
            <text:p>xorg-x11-drv-qxl</text:p>
          </table:table-cell>
          <table:table-cell table:style-name="ce7" office:value-type="string" calcext:value-type="string">
            <text:p>error: line 85: Bad %setup option -S: unknown option</text:p>
          </table:table-cell>
          <table:table-cell table:style-name="ce7" office:value-type="string" calcext:value-type="string">
            <text:p>rpm -i xorg-x11-drv-qxl-0.1.5-11.el8.src.rpm</text:p>
            <text:p>vim rpmbuild/SPECS/xorg-x11-drv-qxl.spec</text:p>
            <text:p>(в prep sed -i s/%autosetup -S/%setup/g)</text:p>
            <text:p>rpmbuild -bs rpmbuild/SPECS/xorg-x11-drv-qxl.spec</text:p>
            <text:p>srpm-cleaner xorg-x11-drv-qxl-0.1.5-11.el8.src.rpm xorg-x11-drv-qxl.cfg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4">
          <table:table-cell/>
          <table:covered-table-cell table:style-name="ce15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42"/>
          <table:table-cell table:number-columns-repeated="1018"/>
        </table:table-row>
        <table:table-row table:style-name="ro10">
          <table:table-cell/>
          <table:covered-table-cell table:style-name="ce15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42"/>
          <table:table-cell table:number-columns-repeated="1018"/>
        </table:table-row>
        <table:table-row table:style-name="ro13">
          <table:table-cell/>
          <table:table-cell table:style-name="ce10" office:value-type="string" calcext:value-type="string" table:number-columns-spanned="1" table:number-rows-spanned="3">
            <text:p>xorg-x11-server</text:p>
          </table:table-cell>
          <table:table-cell table:style-name="ce7" office:value-type="string" calcext:value-type="string">
            <text:p>/sbin/ldconfig: Warning: ignoring configuration file that cannot be opened: /builddir/build/BUILDROOT/xorg-x11-server-1.20.10-1.el8.x86_64/etc/ld.so.conf: No such file or directory</text:p>
            <text:p/>
            <text:p>error: Bad file: /builddir/build/SOURCES/xserver-sdk-abi-requires.git: No such file or directory</text:p>
            <text:p>    Bad file: /builddir/build/SOURCES/xserver-sdk-abi-requires.git: No such file or directory </text:p>
            <text:p>Создание src.rpm окончилось неудачно </text:p>
          </table:table-cell>
          <table:table-cell table:style-name="ce7" office:value-type="string" calcext:value-type="string">
            <text:p> add to ignore.txt</text:p>
            <text:p>/builddir/build/SOURCES/xserver-sdk-abi-requires.git</text:p>
          </table:table-cell>
          <table:table-cell table:style-name="ce38" office:value-type="string" calcext:value-type="string">
            <text:p>+</text:p>
          </table:table-cell>
          <table:table-cell table:style-name="ce49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50"/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50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xorg-x11-xkb-utils</text:p>
          </table:table-cell>
          <table:table-cell table:style-name="ce7" office:value-type="string" calcext:value-type="string">
            <text:p>rm: cannot remove 'xkbparse.c': No such file or directory</text:p>
          </table:table-cell>
          <table:table-cell table:style-name="ce7" office:value-type="string" calcext:value-type="string">
            <text:p>/builddir/build/BUILD/xorg-x11-xkb-utils-7.7/xkbcomp-1.4.2/xkbparse.c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 table:number-columns-spanned="1" table:number-rows-spanned="3">
            <text:p>+</text:p>
          </table:table-cell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7" office:value-type="string" calcext:value-type="string">
            <text:p>*** ERROR: GDB index requested, but no gdb-add-index installed</text:p>
          </table:table-cell>
          <table:table-cell table:style-name="ce7" office:value-type="string" calcext:value-type="string">
            <text:p>в логе дженкинса выяснилось что не хватает пакета gdb 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20" office:value-type="string" calcext:value-type="string">
            <text:p>/usr/lib/rpm/find-debuginfo.sh: line 240: eu-strip: command not found</text:p>
          </table:table-cell>
          <table:table-cell table:style-name="ce22" office:value-type="string" calcext:value-type="string">
            <text:p><text:span text:style-name="T1">в логе дженкинса выяснилось что не хватает пакета elfutils</text:span></text:p>
          </table:table-cell>
          <table:table-cell table:style-name="ce25"/>
          <table:covered-table-cell table:style-name="ce40"/>
          <table:table-cell table:number-columns-repeated="1018"/>
        </table:table-row>
        <table:table-row table:style-name="ro9">
          <table:table-cell/>
          <table:table-cell table:style-name="ce10" office:value-type="string" calcext:value-type="string">
            <text:p>xsp</text:p>
          </table:table-cell>
          <table:table-cell table:style-name="ce7" office:value-type="string" calcext:value-type="string">
            <text:p>error: Bad file: /builddir/build/SOURCES/xsp.conf: No such file or directory</text:p>
          </table:table-cell>
          <table:table-cell table:style-name="ce7" office:value-type="string" calcext:value-type="string">
            <text:p>/builddir/build/SOURCES/xsp.conf</text:p>
          </table:table-cell>
          <table:table-cell table:style-name="ce38" office:value-type="string" calcext:value-type="string">
            <text:p>+</text:p>
          </table:table-cell>
          <table:table-cell table:style-name="ce42" office:value-type="string" calcext:value-type="string">
            <text:p>+</text:p>
          </table:table-cell>
          <table:table-cell table:number-columns-repeated="1018"/>
        </table:table-row>
        <table:table-row table:style-name="ro9" table:number-rows-repeated="3">
          <table:table-cell table:number-columns-repeated="1024"/>
        </table:table-row>
        <table:table-row table:style-name="ro18">
          <table:table-cell/>
          <table:table-cell office:value-type="string" calcext:value-type="string">
            <text:p>19.04 собрал с чисткой пакеты: spice-gtk, virt-what, python3-psycopg2, xorg-x11-drv-qxl, python-requests-gssapi. Таже ошибка что и <text:s/>в setools (не хватало пакетов gdb, elfutils)</text:p>
          </table:table-cell>
          <table:table-cell table:style-name="ce34" office:value-type="string" calcext:value-type="string">
            <text:p>21.04 python-pycurl, python-schedutils, python-systemd, subscription-manager, rdma-core, vapoursynth, volume_key</text:p>
          </table:table-cell>
          <table:table-cell table:style-name="ce34" office:value-type="string" calcext:value-type="string">
            <text:p>25.04</text:p>
            <text:p>Virt-viewer, xsp, xorg-x11-xkb-utils, sqlite, telnet, tzdata</text:p>
          </table:table-cell>
          <table:table-cell table:style-name="ce34" office:value-type="string" calcext:value-type="string">
            <text:p>26.04</text:p>
            <text:p>xorg-x11-server, vim, qt</text:p>
            <text:p/>
          </table:table-cell>
          <table:table-cell table:style-name="ce51" office:value-type="string" calcext:value-type="string">
            <text:p>27.04</text:p>
            <text:p>Python-urwid, pyxdg, python2</text:p>
          </table:table-cell>
          <table:table-cell table:number-columns-repeated="1018"/>
        </table:table-row>
        <table:table-row table:style-name="ro19">
          <table:table-cell/>
          <table:table-cell table:style-name="ce26" office:value-type="string" calcext:value-type="string">
            <text:p>2.05</text:p>
            <text:p>Python-pexpect, python-ptyprocess</text:p>
          </table:table-cell>
          <table:table-cell table:style-name="ce35" office:value-type="string" calcext:value-type="string">
            <text:p>4.05</text:p>
            <text:p>sintezm-lsb, sintez-repos</text:p>
          </table:table-cell>
          <table:table-cell/>
          <table:table-cell office:value-type="string" calcext:value-type="string">
            <text:p>всего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9">
          <table:table-cell table:number-columns-repeated="4"/>
          <table:table-cell office:value-type="string" calcext:value-type="string">
            <text:p>осталось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9" table:number-rows-repeated="3">
          <table:table-cell table:number-columns-repeated="1024"/>
        </table:table-row>
        <table:table-row table:style-name="ro4">
          <table:table-cell/>
          <table:table-cell table:style-name="ce27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 table:number-rows-repeated="104844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 style:data-style-name="N2" text:time-value="10:14:24.3019359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0:28:36.552738467</meta:creation-date>
    <dc:date>2023-05-05T17:01:12.274111536</dc:date>
    <meta:editing-duration>P14DT10H16M1S</meta:editing-duration>
    <meta:editing-cycles>275</meta:editing-cycles>
    <meta:generator>LibreOffice/7.2.7.2$Linux_X86_64 LibreOffice_project/20$Build-2</meta:generator>
    <meta:document-statistic meta:table-count="1" meta:cell-count="380" meta:object-count="0"/>
  </office:meta>
</office:document-meta>
</file>